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32" style:family="table-cell" style:parent-style-name="Valore_20_tabella_20_pivot">
      <style:table-cell-properties fo:border-bottom="none" fo:border-left="0.99pt solid #000000" fo:border-right="none" fo:border-top="none"/>
    </style:style>
    <style:style style:name="ce33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34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36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3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38" style:family="table-cell" style:parent-style-name="Valore_20_tabella_20_pivot">
      <style:table-cell-properties fo:border-bottom="none" fo:border-left="none" fo:border-right="0.99pt solid #000000" fo:border-top="none"/>
    </style:style>
    <style:style style:name="ce3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4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4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" calcext:value-type="float">
            <text:p>2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" calcext:value-type="float">
            <text:p>2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" calcext:value-type="float">
            <text:p>35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" calcext:value-type="float">
            <text:p>35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" calcext:value-type="float">
            <text:p>40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" calcext:value-type="float">
            <text:p>40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" calcext:value-type="float">
            <text:p>45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" calcext:value-type="float">
            <text:p>45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" calcext:value-type="float">
            <text:p>50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" calcext:value-type="float">
            <text:p>5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5" calcext:value-type="float">
            <text:p>5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5" calcext:value-type="float">
            <text:p>55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0" calcext:value-type="float">
            <text:p>60</text:p>
          </table:table-cell>
          <table:table-cell office:value-type="float" office:value="4.16" calcext:value-type="float">
            <text:p>4,1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0" calcext:value-type="float">
            <text:p>60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5" calcext:value-type="float">
            <text:p>65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5" calcext:value-type="float">
            <text:p>65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0" calcext:value-type="float">
            <text:p>70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0" calcext:value-type="float">
            <text:p>70</text:p>
          </table:table-cell>
          <table:table-cell office:value-type="float" office:value="5.32" calcext:value-type="float">
            <text:p>5,3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5" calcext:value-type="float">
            <text:p>75</text:p>
          </table:table-cell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5" calcext:value-type="float">
            <text:p>75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5" calcext:value-type="float">
            <text:p>85</text:p>
          </table:table-cell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5" calcext:value-type="float">
            <text:p>85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0" calcext:value-type="float">
            <text:p>90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0" calcext:value-type="float">
            <text:p>90</text:p>
          </table:table-cell>
          <table:table-cell office:value-type="float" office:value="7.08" calcext:value-type="float">
            <text:p>7,0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5" calcext:value-type="float">
            <text:p>95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5" calcext:value-type="float">
            <text:p>95</text:p>
          </table:table-cell>
          <table:table-cell office:value-type="float" office:value="7.24" calcext:value-type="float">
            <text:p>7,2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office:value-type="float" office:value="8.04" calcext:value-type="float">
            <text:p>8,0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5" calcext:value-type="float">
            <text:p>105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5" calcext:value-type="float">
            <text:p>105</text:p>
          </table:table-cell>
          <table:table-cell office:value-type="float" office:value="7.99" calcext:value-type="float">
            <text:p>7,9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0" calcext:value-type="float">
            <text:p>110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0" calcext:value-type="float">
            <text:p>110</text:p>
          </table:table-cell>
          <table:table-cell office:value-type="float" office:value="8.76" calcext:value-type="float">
            <text:p>8,7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5" calcext:value-type="float">
            <text:p>11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5" calcext:value-type="float">
            <text:p>115</text:p>
          </table:table-cell>
          <table:table-cell office:value-type="float" office:value="8.62" calcext:value-type="float">
            <text:p>8,6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0" calcext:value-type="float">
            <text:p>12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0" calcext:value-type="float">
            <text:p>120</text:p>
          </table:table-cell>
          <table:table-cell office:value-type="float" office:value="9.29" calcext:value-type="float">
            <text:p>9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5" calcext:value-type="float">
            <text:p>12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0" calcext:value-type="float">
            <text:p>13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0" calcext:value-type="float">
            <text:p>130</text:p>
          </table:table-cell>
          <table:table-cell office:value-type="float" office:value="9.68" calcext:value-type="float">
            <text:p>9,6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5" calcext:value-type="float">
            <text:p>13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5" calcext:value-type="float">
            <text:p>135</text:p>
          </table:table-cell>
          <table:table-cell office:value-type="float" office:value="9.13" calcext:value-type="float">
            <text:p>9,1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0" calcext:value-type="float">
            <text:p>140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0" calcext:value-type="float">
            <text:p>140</text:p>
          </table:table-cell>
          <table:table-cell office:value-type="float" office:value="10.07" calcext:value-type="float">
            <text:p>10,0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5" calcext:value-type="float">
            <text:p>145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5" calcext:value-type="float">
            <text:p>145</text:p>
          </table:table-cell>
          <table:table-cell office:value-type="float" office:value="9.34" calcext:value-type="float">
            <text:p>9,3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0" calcext:value-type="float">
            <text:p>150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0" calcext:value-type="float">
            <text:p>150</text:p>
          </table:table-cell>
          <table:table-cell office:value-type="float" office:value="8.74" calcext:value-type="float">
            <text:p>8,7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5" calcext:value-type="float">
            <text:p>155</text:p>
          </table:table-cell>
          <table:table-cell office:value-type="float" office:value="8.58" calcext:value-type="float">
            <text:p>8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5" calcext:value-type="float">
            <text:p>155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0" calcext:value-type="float">
            <text:p>16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0" calcext:value-type="float">
            <text:p>160</text:p>
          </table:table-cell>
          <table:table-cell office:value-type="float" office:value="9.21" calcext:value-type="float">
            <text:p>9,2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5" calcext:value-type="float">
            <text:p>16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5" calcext:value-type="float">
            <text:p>165</text:p>
          </table:table-cell>
          <table:table-cell office:value-type="float" office:value="8.97" calcext:value-type="float">
            <text:p>8,9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0" calcext:value-type="float">
            <text:p>17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0" calcext:value-type="float">
            <text:p>170</text:p>
          </table:table-cell>
          <table:table-cell office:value-type="float" office:value="9.72" calcext:value-type="float">
            <text:p>9,7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5" calcext:value-type="float">
            <text:p>17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5" calcext:value-type="float">
            <text:p>175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0" calcext:value-type="float">
            <text:p>180</text:p>
          </table:table-cell>
          <table:table-cell office:value-type="float" office:value="10.31" calcext:value-type="float">
            <text:p>10,3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0" calcext:value-type="float">
            <text:p>180</text:p>
          </table:table-cell>
          <table:table-cell office:value-type="float" office:value="10.57" calcext:value-type="float">
            <text:p>10,5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5" calcext:value-type="float">
            <text:p>185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5" calcext:value-type="float">
            <text:p>185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0" calcext:value-type="float">
            <text:p>190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0" calcext:value-type="float">
            <text:p>190</text:p>
          </table:table-cell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5" calcext:value-type="float">
            <text:p>195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5" calcext:value-type="float">
            <text:p>195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0" calcext:value-type="float">
            <text:p>200</text:p>
          </table:table-cell>
          <table:table-cell office:value-type="float" office:value="9.71" calcext:value-type="float">
            <text:p>9,7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0" calcext:value-type="float">
            <text:p>200</text:p>
          </table:table-cell>
          <table:table-cell office:value-type="float" office:value="9.97" calcext:value-type="float">
            <text:p>9,9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5" calcext:value-type="float">
            <text:p>205</text:p>
          </table:table-cell>
          <table:table-cell office:value-type="float" office:value="9.14" calcext:value-type="float">
            <text:p>9,1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5" calcext:value-type="float">
            <text:p>205</text:p>
          </table:table-cell>
          <table:table-cell office:value-type="float" office:value="5.56" calcext:value-type="float">
            <text:p>5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0" calcext:value-type="float">
            <text:p>210</text:p>
          </table:table-cell>
          <table:table-cell office:value-type="float" office:value="5.57" calcext:value-type="float">
            <text:p>5,5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0" calcext:value-type="float">
            <text:p>210</text:p>
          </table:table-cell>
          <table:table-cell office:value-type="float" office:value="10.15" calcext:value-type="float">
            <text:p>10,1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5" calcext:value-type="float">
            <text:p>21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5" calcext:value-type="float">
            <text:p>215</text:p>
          </table:table-cell>
          <table:table-cell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0" calcext:value-type="float">
            <text:p>220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0" calcext:value-type="float">
            <text:p>220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5" calcext:value-type="float">
            <text:p>225</text:p>
          </table:table-cell>
          <table:table-cell office:value-type="float" office:value="5.71" calcext:value-type="float">
            <text:p>5,7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5" calcext:value-type="float">
            <text:p>225</text:p>
          </table:table-cell>
          <table:table-cell office:value-type="float" office:value="5.89" calcext:value-type="float">
            <text:p>5,8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0" calcext:value-type="float">
            <text:p>230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0" calcext:value-type="float">
            <text:p>230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5" calcext:value-type="float">
            <text:p>235</text:p>
          </table:table-cell>
          <table:table-cell office:value-type="float" office:value="5.83" calcext:value-type="float">
            <text:p>5,8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5" calcext:value-type="float">
            <text:p>235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0" calcext:value-type="float">
            <text:p>240</text:p>
          </table:table-cell>
          <table:table-cell office:value-type="float" office:value="10.22" calcext:value-type="float">
            <text:p>10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0" calcext:value-type="float">
            <text:p>240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5" calcext:value-type="float">
            <text:p>245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5" calcext:value-type="float">
            <text:p>245</text:p>
          </table:table-cell>
          <table:table-cell office:value-type="float" office:value="5.69" calcext:value-type="float">
            <text:p>5,6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0" calcext:value-type="float">
            <text:p>250</text:p>
          </table:table-cell>
          <table:table-cell office:value-type="float" office:value="5.56" calcext:value-type="float">
            <text:p>5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0" calcext:value-type="float">
            <text:p>250</text:p>
          </table:table-cell>
          <table:table-cell office:value-type="float" office:value="10.05" calcext:value-type="float">
            <text:p>10,0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5" calcext:value-type="float">
            <text:p>255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5" calcext:value-type="float">
            <text:p>255</text:p>
          </table:table-cell>
          <table:table-cell office:value-type="float" office:value="9.55" calcext:value-type="float">
            <text:p>9,5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0" calcext:value-type="float">
            <text:p>260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0" calcext:value-type="float">
            <text:p>260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5" calcext:value-type="float">
            <text:p>265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5" calcext:value-type="float">
            <text:p>265</text:p>
          </table:table-cell>
          <table:table-cell office:value-type="float" office:value="8.16" calcext:value-type="float">
            <text:p>8,1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0" calcext:value-type="float">
            <text:p>270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0" calcext:value-type="float">
            <text:p>270</text:p>
          </table:table-cell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5" calcext:value-type="float">
            <text:p>27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5" calcext:value-type="float">
            <text:p>275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0" calcext:value-type="float">
            <text:p>280</text:p>
          </table:table-cell>
          <table:table-cell office:value-type="float" office:value="5.77" calcext:value-type="float">
            <text:p>5,7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0" calcext:value-type="float">
            <text:p>280</text:p>
          </table:table-cell>
          <table:table-cell office:value-type="float" office:value="10.46" calcext:value-type="float">
            <text:p>10,4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5" calcext:value-type="float">
            <text:p>285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5" calcext:value-type="float">
            <text:p>285</text:p>
          </table:table-cell>
          <table:table-cell office:value-type="float" office:value="9.66" calcext:value-type="float">
            <text:p>9,6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0" calcext:value-type="float">
            <text:p>290</text:p>
          </table:table-cell>
          <table:table-cell office:value-type="float" office:value="4.17" calcext:value-type="float">
            <text:p>4,1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0" calcext:value-type="float">
            <text:p>290</text:p>
          </table:table-cell>
          <table:table-cell office:value-type="float" office:value="10.51" calcext:value-type="float">
            <text:p>10,5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5" calcext:value-type="float">
            <text:p>295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5" calcext:value-type="float">
            <text:p>295</text:p>
          </table:table-cell>
          <table:table-cell office:value-type="float" office:value="9.63" calcext:value-type="float">
            <text:p>9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0" calcext:value-type="float">
            <text:p>300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0" calcext:value-type="float">
            <text:p>300</text:p>
          </table:table-cell>
          <table:table-cell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5" calcext:value-type="float">
            <text:p>305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5" calcext:value-type="float">
            <text:p>305</text:p>
          </table:table-cell>
          <table:table-cell office:value-type="float" office:value="9.55" calcext:value-type="float">
            <text:p>9,5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0" calcext:value-type="float">
            <text:p>310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0" calcext:value-type="float">
            <text:p>310</text:p>
          </table:table-cell>
          <table:table-cell office:value-type="float" office:value="10.47" calcext:value-type="float">
            <text:p>10,4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5" calcext:value-type="float">
            <text:p>315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5" calcext:value-type="float">
            <text:p>315</text:p>
          </table:table-cell>
          <table:table-cell office:value-type="float" office:value="9.68" calcext:value-type="float">
            <text:p>9,6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0" calcext:value-type="float">
            <text:p>320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0" calcext:value-type="float">
            <text:p>320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5" calcext:value-type="float">
            <text:p>325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5" calcext:value-type="float">
            <text:p>325</text:p>
          </table:table-cell>
          <table:table-cell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0" calcext:value-type="float">
            <text:p>330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0" calcext:value-type="float">
            <text:p>330</text:p>
          </table:table-cell>
          <table:table-cell office:value-type="float" office:value="10.25" calcext:value-type="float">
            <text:p>10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5" calcext:value-type="float">
            <text:p>335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5" calcext:value-type="float">
            <text:p>335</text:p>
          </table:table-cell>
          <table:table-cell office:value-type="float" office:value="9.83" calcext:value-type="float">
            <text:p>9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0" calcext:value-type="float">
            <text:p>340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0" calcext:value-type="float">
            <text:p>340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5" calcext:value-type="float">
            <text:p>345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5" calcext:value-type="float">
            <text:p>345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0" calcext:value-type="float">
            <text:p>350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0" calcext:value-type="float">
            <text:p>350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5" calcext:value-type="float">
            <text:p>355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5" calcext:value-type="float">
            <text:p>355</text:p>
          </table:table-cell>
          <table:table-cell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0" calcext:value-type="float">
            <text:p>360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0" calcext:value-type="float">
            <text:p>360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5" calcext:value-type="float">
            <text:p>365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5" calcext:value-type="float">
            <text:p>365</text:p>
          </table:table-cell>
          <table:table-cell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0" calcext:value-type="float">
            <text:p>370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0" calcext:value-type="float">
            <text:p>370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5" calcext:value-type="float">
            <text:p>37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5" calcext:value-type="float">
            <text:p>375</text:p>
          </table:table-cell>
          <table:table-cell office:value-type="float" office:value="9.88" calcext:value-type="float">
            <text:p>9,8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0" calcext:value-type="float">
            <text:p>380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0" calcext:value-type="float">
            <text:p>380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5" calcext:value-type="float">
            <text:p>385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5" calcext:value-type="float">
            <text:p>385</text:p>
          </table:table-cell>
          <table:table-cell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0" calcext:value-type="float">
            <text:p>390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0" calcext:value-type="float">
            <text:p>390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5" calcext:value-type="float">
            <text:p>395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5" calcext:value-type="float">
            <text:p>395</text:p>
          </table:table-cell>
          <table:table-cell office:value-type="float" office:value="9.72" calcext:value-type="float">
            <text:p>9,7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0" calcext:value-type="float">
            <text:p>400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0" calcext:value-type="float">
            <text:p>400</text:p>
          </table:table-cell>
          <table:table-cell office:value-type="float" office:value="10.71" calcext:value-type="float">
            <text:p>10,7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5" calcext:value-type="float">
            <text:p>405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5" calcext:value-type="float">
            <text:p>405</text:p>
          </table:table-cell>
          <table:table-cell office:value-type="float" office:value="8.83" calcext:value-type="float">
            <text:p>8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0" calcext:value-type="float">
            <text:p>410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0" calcext:value-type="float">
            <text:p>410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5" calcext:value-type="float">
            <text:p>415</text:p>
          </table:table-cell>
          <table:table-cell office:value-type="float" office:value="4.04" calcext:value-type="float">
            <text:p>4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5" calcext:value-type="float">
            <text:p>415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0" calcext:value-type="float">
            <text:p>42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0" calcext:value-type="float">
            <text:p>420</text:p>
          </table:table-cell>
          <table:table-cell office:value-type="float" office:value="10.74" calcext:value-type="float">
            <text:p>10,7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5" calcext:value-type="float">
            <text:p>425</text:p>
          </table:table-cell>
          <table:table-cell office:value-type="float" office:value="4.17" calcext:value-type="float">
            <text:p>4,1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5" calcext:value-type="float">
            <text:p>425</text:p>
          </table:table-cell>
          <table:table-cell office:value-type="float" office:value="9.72" calcext:value-type="float">
            <text:p>9,7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0" calcext:value-type="float">
            <text:p>430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0" calcext:value-type="float">
            <text:p>430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5" calcext:value-type="float">
            <text:p>435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5" calcext:value-type="float">
            <text:p>435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0" calcext:value-type="float">
            <text:p>440</text:p>
          </table:table-cell>
          <table:table-cell office:value-type="float" office:value="8.09" calcext:value-type="float">
            <text:p>8,0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0" calcext:value-type="float">
            <text:p>440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5" calcext:value-type="float">
            <text:p>445</text:p>
          </table:table-cell>
          <table:table-cell office:value-type="float" office:value="6.66" calcext:value-type="float">
            <text:p>6,6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5" calcext:value-type="float">
            <text:p>445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0" calcext:value-type="float">
            <text:p>450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5" calcext:value-type="float">
            <text:p>455</text:p>
          </table:table-cell>
          <table:table-cell office:value-type="float" office:value="5.61" calcext:value-type="float">
            <text:p>5,6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5" calcext:value-type="float">
            <text:p>455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0" calcext:value-type="float">
            <text:p>460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0" calcext:value-type="float">
            <text:p>460</text:p>
          </table:table-cell>
          <table:table-cell office:value-type="float" office:value="10.66" calcext:value-type="float">
            <text:p>10,6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5" calcext:value-type="float">
            <text:p>465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5" calcext:value-type="float">
            <text:p>465</text:p>
          </table:table-cell>
          <table:table-cell office:value-type="float" office:value="9.68" calcext:value-type="float">
            <text:p>9,6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0" calcext:value-type="float">
            <text:p>470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0" calcext:value-type="float">
            <text:p>470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5" calcext:value-type="float">
            <text:p>475</text:p>
          </table:table-cell>
          <table:table-cell office:value-type="float" office:value="8.03" calcext:value-type="float">
            <text:p>8,0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5" calcext:value-type="float">
            <text:p>475</text:p>
          </table:table-cell>
          <table:table-cell office:value-type="float" office:value="8.74" calcext:value-type="float">
            <text:p>8,7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0" calcext:value-type="float">
            <text:p>480</text:p>
          </table:table-cell>
          <table:table-cell office:value-type="float" office:value="9.83" calcext:value-type="float">
            <text:p>9,8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0" calcext:value-type="float">
            <text:p>480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5" calcext:value-type="float">
            <text:p>48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5" calcext:value-type="float">
            <text:p>485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0" calcext:value-type="float">
            <text:p>490</text:p>
          </table:table-cell>
          <table:table-cell office:value-type="float" office:value="8.27" calcext:value-type="float">
            <text:p>8,2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0" calcext:value-type="float">
            <text:p>490</text:p>
          </table:table-cell>
          <table:table-cell office:value-type="float" office:value="9.18" calcext:value-type="float">
            <text:p>9,1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5" calcext:value-type="float">
            <text:p>495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5" calcext:value-type="float">
            <text:p>495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0" calcext:value-type="float">
            <text:p>500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0" calcext:value-type="float">
            <text:p>500</text:p>
          </table:table-cell>
          <table:table-cell office:value-type="float" office:value="8.82" calcext:value-type="float">
            <text:p>8,82</text:p>
          </table:table-cell>
        </table:table-row>
      </table:table>
      <table:table table:name="Tabella pivot_Test_1" table:style-name="ta1">
        <table:shapes>
          <draw:frame draw:z-index="0" draw:style-name="gr1" draw:text-style-name="P1" svg:width="159.97mm" svg:height="90.05mm" svg:x="132.99mm" svg:y="394.97mm">
            <draw:object draw:notify-on-update-of-ranges="'Tabella pivot_Test_1'.A1:'Tabella pivot_Test_1'.A2 'Tabella pivot_Test_1'.A3:'Tabella pivot_Test_1'.A102 'Tabella pivot_Test_1'.B2:'Tabella pivot_Test_1'.B2 'Tabella pivot_Test_1'.B3:'Tabella pivot_Test_1'.B102 'Tabella pivot_Test_1'.A1:'Tabella pivot_Test_1'.A2 'Tabella pivot_Test_1'.A3:'Tabella pivot_Test_1'.A102 'Tabella pivot_Test_1'.C1:'Tabella pivot_Test_1'.C2 'Tabella pivot_Test_1'.C3:'Tabella pivot_Test_1'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27"/>
        <table:table-column table:style-name="co4" table:default-cell-style-name="ce32"/>
        <table:table-column table:style-name="co4" table:default-cell-style-name="ce38"/>
        <table:table-column table:style-name="co4" table:default-cell-style-name="ce44"/>
        <table:table-row table:style-name="ro1">
          <table:table-cell table:style-name="ce24" office:value-type="string" calcext:value-type="string">
            <text:p>Max - Performance</text:p>
          </table:table-cell>
          <table:table-cell table:style-name="ce29" office:value-type="string" calcext:value-type="string">
            <text:p>Ntrow_Ntcol</text:p>
          </table:table-cell>
          <table:table-cell table:style-name="ce35"/>
          <table:table-cell table:style-name="ce41"/>
        </table:table-row>
        <table:table-row table:style-name="ro1">
          <table:table-cell table:style-name="ce25" office:value-type="string" calcext:value-type="string">
            <text:p>Dimension</text:p>
          </table:table-cell>
          <table:table-cell table:style-name="ce30" office:value-type="string" calcext:value-type="string">
            <text:p>1_2</text:p>
          </table:table-cell>
          <table:table-cell table:style-name="ce36" office:value-type="string" calcext:value-type="string">
            <text:p>2_1</text:p>
          </table:table-cell>
          <table:table-cell table:style-name="ce42" office:value-type="string" calcext:value-type="string">
            <text:p>Totale Risultato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91" calcext:value-type="float">
            <text:p>1,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6" calcext:value-type="float">
            <text:p>2,56</text:p>
          </table:table-cell>
          <table:table-cell office:value-type="float" office:value="1.16" calcext:value-type="float">
            <text:p>1,16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68" calcext:value-type="float">
            <text:p>2,68</text:p>
          </table:table-cell>
          <table:table-cell office:value-type="float" office:value="1.92" calcext:value-type="float">
            <text:p>1,92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3" calcext:value-type="float">
            <text:p>3,73</text:p>
          </table:table-cell>
          <table:table-cell office:value-type="float" office:value="2.47" calcext:value-type="float">
            <text:p>2,47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4" calcext:value-type="float">
            <text:p>3,54</text:p>
          </table:table-cell>
          <table:table-cell office:value-type="float" office:value="3.36" calcext:value-type="float">
            <text:p>3,36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6" calcext:value-type="float">
            <text:p>4,16</text:p>
          </table:table-cell>
          <table:table-cell table:number-columns-repeated="2"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01" calcext:value-type="float">
            <text:p>5,01</text:p>
          </table:table-cell>
          <table:table-cell table:number-columns-repeated="2" office:value-type="float" office:value="5.32" calcext:value-type="float">
            <text:p>5,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07" calcext:value-type="float">
            <text:p>6,07</text:p>
          </table:table-cell>
          <table:table-cell office:value-type="float" office:value="5.49" calcext:value-type="float">
            <text:p>5,49</text:p>
          </table:table-cell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6.29" calcext:value-type="float">
            <text:p>6,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18" calcext:value-type="float">
            <text:p>5,18</text:p>
          </table:table-cell>
          <table:table-cell table:number-columns-repeated="2"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18" calcext:value-type="float">
            <text:p>2,18</text:p>
          </table:table-cell>
          <table:table-cell table:number-columns-repeated="2" office:value-type="float" office:value="7.08" calcext:value-type="float">
            <text:p>7,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52" calcext:value-type="float">
            <text:p>7,52</text:p>
          </table:table-cell>
          <table:table-cell office:value-type="float" office:value="7.24" calcext:value-type="float">
            <text:p>7,24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15" calcext:value-type="float">
            <text:p>8,15</text:p>
          </table:table-cell>
          <table:table-cell office:value-type="float" office:value="7.99" calcext:value-type="float">
            <text:p>7,99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36" calcext:value-type="float">
            <text:p>2,36</text:p>
          </table:table-cell>
          <table:table-cell table:number-columns-repeated="2" office:value-type="float" office:value="8.76" calcext:value-type="float">
            <text:p>8,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38" calcext:value-type="float">
            <text:p>2,38</text:p>
          </table:table-cell>
          <table:table-cell table:number-columns-repeated="2" office:value-type="float" office:value="8.62" calcext:value-type="float">
            <text:p>8,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5" calcext:value-type="float">
            <text:p>2,35</text:p>
          </table:table-cell>
          <table:table-cell table:number-columns-repeated="2" office:value-type="float" office:value="9.29" calcext:value-type="float">
            <text:p>9,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float" office:value="9.68" calcext:value-type="float">
            <text:p>9,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9.13" calcext:value-type="float">
            <text:p>9,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49" calcext:value-type="float">
            <text:p>2,49</text:p>
          </table:table-cell>
          <table:table-cell table:number-columns-repeated="2" office:value-type="float" office:value="10.07" calcext:value-type="float">
            <text:p>10,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59" calcext:value-type="float">
            <text:p>5,59</text:p>
          </table:table-cell>
          <table:table-cell table:number-columns-repeated="2" office:value-type="float" office:value="9.34" calcext:value-type="float">
            <text:p>9,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35" calcext:value-type="float">
            <text:p>8,35</text:p>
          </table:table-cell>
          <table:table-cell table:number-columns-repeated="2" office:value-type="float" office:value="8.74" calcext:value-type="float">
            <text:p>8,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58" calcext:value-type="float">
            <text:p>8,58</text:p>
          </table:table-cell>
          <table:table-cell office:value-type="float" office:value="8.56" calcext:value-type="float">
            <text:p>8,56</text:p>
          </table:table-cell>
          <table:table-cell office:value-type="float" office:value="8.58" calcext:value-type="float">
            <text:p>8,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54" calcext:value-type="float">
            <text:p>2,54</text:p>
          </table:table-cell>
          <table:table-cell table:number-columns-repeated="2" office:value-type="float" office:value="9.21" calcext:value-type="float">
            <text:p>9,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54" calcext:value-type="float">
            <text:p>3,54</text:p>
          </table:table-cell>
          <table:table-cell table:number-columns-repeated="2" office:value-type="float" office:value="8.97" calcext:value-type="float">
            <text:p>8,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9.72" calcext:value-type="float">
            <text:p>9,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31" calcext:value-type="float">
            <text:p>10,31</text:p>
          </table:table-cell>
          <table:table-cell table:number-columns-repeated="2"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71" calcext:value-type="float">
            <text:p>2,71</text:p>
          </table:table-cell>
          <table:table-cell table:number-columns-repeated="2" office:value-type="float" office:value="5.79" calcext:value-type="float">
            <text:p>5,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9.85" calcext:value-type="float">
            <text:p>9,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76" calcext:value-type="float">
            <text:p>2,76</text:p>
          </table:table-cell>
          <table:table-cell table:number-columns-repeated="2"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71" calcext:value-type="float">
            <text:p>9,71</text:p>
          </table:table-cell>
          <table:table-cell table:number-columns-repeated="2"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14" calcext:value-type="float">
            <text:p>9,14</text:p>
          </table:table-cell>
          <table:table-cell office:value-type="float" office:value="5.56" calcext:value-type="float">
            <text:p>5,56</text:p>
          </table:table-cell>
          <table:table-cell office:value-type="float" office:value="9.14" calcext:value-type="float">
            <text:p>9,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7" calcext:value-type="float">
            <text:p>5,57</text:p>
          </table:table-cell>
          <table:table-cell table:number-columns-repeated="2"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98" calcext:value-type="float">
            <text:p>3,98</text:p>
          </table:table-cell>
          <table:table-cell table:number-columns-repeated="2"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1" calcext:value-type="float">
            <text:p>5,71</text:p>
          </table:table-cell>
          <table:table-cell table:number-columns-repeated="2" office:value-type="float" office:value="5.89" calcext:value-type="float">
            <text:p>5,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83" calcext:value-type="float">
            <text:p>5,83</text:p>
          </table:table-cell>
          <table:table-cell table:number-columns-repeated="2"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22" calcext:value-type="float">
            <text:p>10,22</text:p>
          </table:table-cell>
          <table:table-cell table:number-columns-repeated="2"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float" office:value="5.69" calcext:value-type="float">
            <text:p>5,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56" calcext:value-type="float">
            <text:p>5,56</text:p>
          </table:table-cell>
          <table:table-cell table:number-columns-repeated="2" office:value-type="float" office:value="10.05" calcext:value-type="float">
            <text:p>10,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6" calcext:value-type="float">
            <text:p>2,96</text:p>
          </table:table-cell>
          <table:table-cell table:number-columns-repeated="2"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float" office:value="5.76" calcext:value-type="float">
            <text:p>5,7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04" calcext:value-type="float">
            <text:p>3,04</text:p>
          </table:table-cell>
          <table:table-cell table:number-columns-repeated="2" office:value-type="float" office:value="8.16" calcext:value-type="float">
            <text:p>8,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06" calcext:value-type="float">
            <text:p>3,06</text:p>
          </table:table-cell>
          <table:table-cell table:number-columns-repeated="2" office:value-type="float" office:value="10.42" calcext:value-type="float">
            <text:p>10,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6.28" calcext:value-type="float">
            <text:p>6,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77" calcext:value-type="float">
            <text:p>5,77</text:p>
          </table:table-cell>
          <table:table-cell table:number-columns-repeated="2" office:value-type="float" office:value="10.46" calcext:value-type="float">
            <text:p>10,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53" calcext:value-type="float">
            <text:p>3,53</text:p>
          </table:table-cell>
          <table:table-cell table:number-columns-repeated="2" office:value-type="float" office:value="9.66" calcext:value-type="float">
            <text:p>9,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17" calcext:value-type="float">
            <text:p>4,17</text:p>
          </table:table-cell>
          <table:table-cell table:number-columns-repeated="2" office:value-type="float" office:value="10.51" calcext:value-type="float">
            <text:p>10,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48" calcext:value-type="float">
            <text:p>4,48</text:p>
          </table:table-cell>
          <table:table-cell table:number-columns-repeated="2" office:value-type="float" office:value="9.63" calcext:value-type="float">
            <text:p>9,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04" calcext:value-type="float">
            <text:p>5,04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19" calcext:value-type="float">
            <text:p>5,19</text:p>
          </table:table-cell>
          <table:table-cell table:number-columns-repeated="2"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43" calcext:value-type="float">
            <text:p>5,43</text:p>
          </table:table-cell>
          <table:table-cell table:number-columns-repeated="2" office:value-type="float" office:value="10.47" calcext:value-type="float">
            <text:p>10,4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9.68" calcext:value-type="float">
            <text:p>9,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15" calcext:value-type="float">
            <text:p>3,15</text:p>
          </table:table-cell>
          <table:table-cell table:number-columns-repeated="2"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18" calcext:value-type="float">
            <text:p>4,18</text:p>
          </table:table-cell>
          <table:table-cell table:number-columns-repeated="2" office:value-type="float" office:value="10.25" calcext:value-type="float">
            <text:p>10,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16" calcext:value-type="float">
            <text:p>3,16</text:p>
          </table:table-cell>
          <table:table-cell table:number-columns-repeated="2" office:value-type="float" office:value="9.83" calcext:value-type="float">
            <text:p>9,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19" calcext:value-type="float">
            <text:p>3,19</text:p>
          </table:table-cell>
          <table:table-cell table:number-columns-repeated="2"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16" calcext:value-type="float">
            <text:p>3,16</text:p>
          </table:table-cell>
          <table:table-cell table:number-columns-repeated="2"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18" calcext:value-type="float">
            <text:p>3,18</text:p>
          </table:table-cell>
          <table:table-cell table:number-columns-repeated="2"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23" calcext:value-type="float">
            <text:p>3,23</text:p>
          </table:table-cell>
          <table:table-cell table:number-columns-repeated="2"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25" calcext:value-type="float">
            <text:p>5,25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10.82" calcext:value-type="float">
            <text:p>10,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25" calcext:value-type="float">
            <text:p>3,25</text:p>
          </table:table-cell>
          <table:table-cell table:number-columns-repeated="2" office:value-type="float" office:value="9.88" calcext:value-type="float">
            <text:p>9,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float" office:value="10.83" calcext:value-type="float">
            <text:p>10,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69" calcext:value-type="float">
            <text:p>3,69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71" calcext:value-type="float">
            <text:p>7,71</text:p>
          </table:table-cell>
          <table:table-cell table:number-columns-repeated="2"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26" calcext:value-type="float">
            <text:p>4,26</text:p>
          </table:table-cell>
          <table:table-cell table:number-columns-repeated="2" office:value-type="float" office:value="9.72" calcext:value-type="float">
            <text:p>9,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32" calcext:value-type="float">
            <text:p>3,32</text:p>
          </table:table-cell>
          <table:table-cell table:number-columns-repeated="2" office:value-type="float" office:value="10.71" calcext:value-type="float">
            <text:p>10,7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41" calcext:value-type="float">
            <text:p>3,41</text:p>
          </table:table-cell>
          <table:table-cell table:number-columns-repeated="2" office:value-type="float" office:value="8.83" calcext:value-type="float">
            <text:p>8,8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35" calcext:value-type="float">
            <text:p>3,35</text:p>
          </table:table-cell>
          <table:table-cell table:number-columns-repeated="2"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04" calcext:value-type="float">
            <text:p>4,04</text:p>
          </table:table-cell>
          <table:table-cell table:number-columns-repeated="2"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39" calcext:value-type="float">
            <text:p>3,39</text:p>
          </table:table-cell>
          <table:table-cell table:number-columns-repeated="2" office:value-type="float" office:value="10.74" calcext:value-type="float">
            <text:p>10,7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17" calcext:value-type="float">
            <text:p>4,17</text:p>
          </table:table-cell>
          <table:table-cell table:number-columns-repeated="2" office:value-type="float" office:value="9.72" calcext:value-type="float">
            <text:p>9,7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33" calcext:value-type="float">
            <text:p>5,33</text:p>
          </table:table-cell>
          <table:table-cell office:value-type="float" office:value="5.02" calcext:value-type="float">
            <text:p>5,02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52" calcext:value-type="float">
            <text:p>7,52</text:p>
          </table:table-cell>
          <table:table-cell office:value-type="float" office:value="5.13" calcext:value-type="float">
            <text:p>5,13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09" calcext:value-type="float">
            <text:p>8,09</text:p>
          </table:table-cell>
          <table:table-cell table:number-columns-repeated="2"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6" calcext:value-type="float">
            <text:p>6,66</text:p>
          </table:table-cell>
          <table:table-cell table:number-columns-repeated="2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44" calcext:value-type="float">
            <text:p>5,44</text:p>
          </table:table-cell>
          <table:table-cell office:value-type="float" office:value="4" calcext:value-type="float">
            <text:p>4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61" calcext:value-type="float">
            <text:p>5,61</text:p>
          </table:table-cell>
          <table:table-cell table:number-columns-repeated="2"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47" calcext:value-type="float">
            <text:p>3,47</text:p>
          </table:table-cell>
          <table:table-cell table:number-columns-repeated="2" office:value-type="float" office:value="10.66" calcext:value-type="float">
            <text:p>10,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68" calcext:value-type="float">
            <text:p>7,68</text:p>
          </table:table-cell>
          <table:table-cell table:number-columns-repeated="2" office:value-type="float" office:value="9.68" calcext:value-type="float">
            <text:p>9,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62" calcext:value-type="float">
            <text:p>4,62</text:p>
          </table:table-cell>
          <table:table-cell table:number-columns-repeated="2"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03" calcext:value-type="float">
            <text:p>8,03</text:p>
          </table:table-cell>
          <table:table-cell table:number-columns-repeated="2" office:value-type="float" office:value="8.74" calcext:value-type="float">
            <text:p>8,7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83" calcext:value-type="float">
            <text:p>9,83</text:p>
          </table:table-cell>
          <table:table-cell office:value-type="float" office:value="9.4" calcext:value-type="float">
            <text:p>9,4</text:p>
          </table:table-cell>
          <table:table-cell office:value-type="float" office:value="9.83" calcext:value-type="float">
            <text:p>9,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61" calcext:value-type="float">
            <text:p>7,61</text:p>
          </table:table-cell>
          <table:table-cell table:number-columns-repeated="2"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27" calcext:value-type="float">
            <text:p>8,27</text:p>
          </table:table-cell>
          <table:table-cell table:number-columns-repeated="2" office:value-type="float" office:value="9.18" calcext:value-type="float">
            <text:p>9,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68" calcext:value-type="float">
            <text:p>7,68</text:p>
          </table:table-cell>
          <table:table-cell office:value-type="float" office:value="7.62" calcext:value-type="float">
            <text:p>7,62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3" office:value-type="float" office:value="7.63" calcext:value-type="float">
            <text:p>7,63</text:p>
          </table:table-cell>
          <table:table-cell table:style-name="ce39" office:value-type="float" office:value="8.82" calcext:value-type="float">
            <text:p>8,82</text:p>
          </table:table-cell>
          <table:table-cell table:style-name="ce45" office:value-type="float" office:value="8.82" calcext:value-type="float">
            <text:p>8,82</text:p>
          </table:table-cell>
        </table:table-row>
        <table:table-row table:style-name="ro1">
          <table:table-cell table:style-name="ce28" office:value-type="string" calcext:value-type="string">
            <text:p>Totale Risultato</text:p>
          </table:table-cell>
          <table:table-cell table:style-name="ce34" office:value-type="float" office:value="10.31" calcext:value-type="float">
            <text:p>10,31</text:p>
          </table:table-cell>
          <table:table-cell table:style-name="ce40" office:value-type="float" office:value="10.83" calcext:value-type="float">
            <text:p>10,83</text:p>
          </table:table-cell>
          <table:table-cell table:style-name="ce46" office:value-type="float" office:value="10.83" calcext:value-type="float">
            <text:p>10,83</text:p>
          </table:table-cell>
        </table:table-row>
      </table:table>
      <table:named-expressions/>
      <table:data-pilot-tables>
        <table:data-pilot-table table:name="DataPilot1" table:application-data="" table:target-range-address="'Tabella pivot_Test_1'.A1:'Tabella pivot_Test_1'.D103" table:buttons="'Tabella pivot_Test_1'.A2 'Tabella pivot_Test_1'.B1" table:show-filter-button="false" table:drill-down-on-double-click="false">
          <table:source-cell-range table:cell-range-address="Test.A1:Test.C201"/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2" table:display="true" table:show-details="true"/>
                <table:data-pilot-member table:name="2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2" table:display="true" table:show-details="true"/>
                <table:data-pilot-member table:name="0,03" table:display="true" table:show-details="true"/>
                <table:data-pilot-member table:name="0,05" table:display="true" table:show-details="true"/>
                <table:data-pilot-member table:name="0,13" table:display="true" table:show-details="true"/>
                <table:data-pilot-member table:name="0,2" table:display="true" table:show-details="true"/>
                <table:data-pilot-member table:name="0,41" table:display="true" table:show-details="true"/>
                <table:data-pilot-member table:name="0,7" table:display="true" table:show-details="true"/>
                <table:data-pilot-member table:name="0,73" table:display="true" table:show-details="true"/>
                <table:data-pilot-member table:name="1,13" table:display="true" table:show-details="true"/>
                <table:data-pilot-member table:name="1,16" table:display="true" table:show-details="true"/>
                <table:data-pilot-member table:name="1,91" table:display="true" table:show-details="true"/>
                <table:data-pilot-member table:name="1,92" table:display="true" table:show-details="true"/>
                <table:data-pilot-member table:name="2,18" table:display="true" table:show-details="true"/>
                <table:data-pilot-member table:name="2,35" table:display="true" table:show-details="true"/>
                <table:data-pilot-member table:name="2,36" table:display="true" table:show-details="true"/>
                <table:data-pilot-member table:name="2,38" table:display="true" table:show-details="true"/>
                <table:data-pilot-member table:name="2,39" table:display="true" table:show-details="true"/>
                <table:data-pilot-member table:name="2,41" table:display="true" table:show-details="true"/>
                <table:data-pilot-member table:name="2,47" table:display="true" table:show-details="true"/>
                <table:data-pilot-member table:name="2,49" table:display="true" table:show-details="true"/>
                <table:data-pilot-member table:name="2,54" table:display="true" table:show-details="true"/>
                <table:data-pilot-member table:name="2,56" table:display="true" table:show-details="true"/>
                <table:data-pilot-member table:name="2,6" table:display="true" table:show-details="true"/>
                <table:data-pilot-member table:name="2,67" table:display="true" table:show-details="true"/>
                <table:data-pilot-member table:name="2,68" table:display="true" table:show-details="true"/>
                <table:data-pilot-member table:name="2,71" table:display="true" table:show-details="true"/>
                <table:data-pilot-member table:name="2,76" table:display="true" table:show-details="true"/>
                <table:data-pilot-member table:name="2,8" table:display="true" table:show-details="true"/>
                <table:data-pilot-member table:name="2,96" table:display="true" table:show-details="true"/>
                <table:data-pilot-member table:name="2,97" table:display="true" table:show-details="true"/>
                <table:data-pilot-member table:name="3,04" table:display="true" table:show-details="true"/>
                <table:data-pilot-member table:name="3,06" table:display="true" table:show-details="true"/>
                <table:data-pilot-member table:name="3,11" table:display="true" table:show-details="true"/>
                <table:data-pilot-member table:name="3,14" table:display="true" table:show-details="true"/>
                <table:data-pilot-member table:name="3,15" table:display="true" table:show-details="true"/>
                <table:data-pilot-member table:name="3,16" table:display="true" table:show-details="true"/>
                <table:data-pilot-member table:name="3,18" table:display="true" table:show-details="true"/>
                <table:data-pilot-member table:name="3,19" table:display="true" table:show-details="true"/>
                <table:data-pilot-member table:name="3,23" table:display="true" table:show-details="true"/>
                <table:data-pilot-member table:name="3,25" table:display="true" table:show-details="true"/>
                <table:data-pilot-member table:name="3,32" table:display="true" table:show-details="true"/>
                <table:data-pilot-member table:name="3,35" table:display="true" table:show-details="true"/>
                <table:data-pilot-member table:name="3,36" table:display="true" table:show-details="true"/>
                <table:data-pilot-member table:name="3,39" table:display="true" table:show-details="true"/>
                <table:data-pilot-member table:name="3,41" table:display="true" table:show-details="true"/>
                <table:data-pilot-member table:name="3,47" table:display="true" table:show-details="true"/>
                <table:data-pilot-member table:name="3,53" table:display="true" table:show-details="true"/>
                <table:data-pilot-member table:name="3,54" table:display="true" table:show-details="true"/>
                <table:data-pilot-member table:name="3,69" table:display="true" table:show-details="true"/>
                <table:data-pilot-member table:name="3,73" table:display="true" table:show-details="true"/>
                <table:data-pilot-member table:name="3,9" table:display="true" table:show-details="true"/>
                <table:data-pilot-member table:name="3,98" table:display="true" table:show-details="true"/>
                <table:data-pilot-member table:name="4" table:display="true" table:show-details="true"/>
                <table:data-pilot-member table:name="4,04" table:display="true" table:show-details="true"/>
                <table:data-pilot-member table:name="4,16" table:display="true" table:show-details="true"/>
                <table:data-pilot-member table:name="4,17" table:display="true" table:show-details="true"/>
                <table:data-pilot-member table:name="4,18" table:display="true" table:show-details="true"/>
                <table:data-pilot-member table:name="4,23" table:display="true" table:show-details="true"/>
                <table:data-pilot-member table:name="4,26" table:display="true" table:show-details="true"/>
                <table:data-pilot-member table:name="4,4" table:display="true" table:show-details="true"/>
                <table:data-pilot-member table:name="4,48" table:display="true" table:show-details="true"/>
                <table:data-pilot-member table:name="4,62" table:display="true" table:show-details="true"/>
                <table:data-pilot-member table:name="4,65" table:display="true" table:show-details="true"/>
                <table:data-pilot-member table:name="4,85" table:display="true" table:show-details="true"/>
                <table:data-pilot-member table:name="4,86" table:display="true" table:show-details="true"/>
                <table:data-pilot-member table:name="5,01" table:display="true" table:show-details="true"/>
                <table:data-pilot-member table:name="5,02" table:display="true" table:show-details="true"/>
                <table:data-pilot-member table:name="5,04" table:display="true" table:show-details="true"/>
                <table:data-pilot-member table:name="5,13" table:display="true" table:show-details="true"/>
                <table:data-pilot-member table:name="5,18" table:display="true" table:show-details="true"/>
                <table:data-pilot-member table:name="5,19" table:display="true" table:show-details="true"/>
                <table:data-pilot-member table:name="5,25" table:display="true" table:show-details="true"/>
                <table:data-pilot-member table:name="5,32" table:display="true" table:show-details="true"/>
                <table:data-pilot-member table:name="5,33" table:display="true" table:show-details="true"/>
                <table:data-pilot-member table:name="5,35" table:display="true" table:show-details="true"/>
                <table:data-pilot-member table:name="5,43" table:display="true" table:show-details="true"/>
                <table:data-pilot-member table:name="5,44" table:display="true" table:show-details="true"/>
                <table:data-pilot-member table:name="5,49" table:display="true" table:show-details="true"/>
                <table:data-pilot-member table:name="5,56" table:display="true" table:show-details="true"/>
                <table:data-pilot-member table:name="5,57" table:display="true" table:show-details="true"/>
                <table:data-pilot-member table:name="5,59" table:display="true" table:show-details="true"/>
                <table:data-pilot-member table:name="5,61" table:display="true" table:show-details="true"/>
                <table:data-pilot-member table:name="5,63" table:display="true" table:show-details="true"/>
                <table:data-pilot-member table:name="5,69" table:display="true" table:show-details="true"/>
                <table:data-pilot-member table:name="5,7" table:display="true" table:show-details="true"/>
                <table:data-pilot-member table:name="5,71" table:display="true" table:show-details="true"/>
                <table:data-pilot-member table:name="5,76" table:display="true" table:show-details="true"/>
                <table:data-pilot-member table:name="5,77" table:display="true" table:show-details="true"/>
                <table:data-pilot-member table:name="5,79" table:display="true" table:show-details="true"/>
                <table:data-pilot-member table:name="5,83" table:display="true" table:show-details="true"/>
                <table:data-pilot-member table:name="5,89" table:display="true" table:show-details="true"/>
                <table:data-pilot-member table:name="5,91" table:display="true" table:show-details="true"/>
                <table:data-pilot-member table:name="5,94" table:display="true" table:show-details="true"/>
                <table:data-pilot-member table:name="6,07" table:display="true" table:show-details="true"/>
                <table:data-pilot-member table:name="6,08" table:display="true" table:show-details="true"/>
                <table:data-pilot-member table:name="6,28" table:display="true" table:show-details="true"/>
                <table:data-pilot-member table:name="6,29" table:display="true" table:show-details="true"/>
                <table:data-pilot-member table:name="6,66" table:display="true" table:show-details="true"/>
                <table:data-pilot-member table:name="6,75" table:display="true" table:show-details="true"/>
                <table:data-pilot-member table:name="6,82" table:display="true" table:show-details="true"/>
                <table:data-pilot-member table:name="6,89" table:display="true" table:show-details="true"/>
                <table:data-pilot-member table:name="7,08" table:display="true" table:show-details="true"/>
                <table:data-pilot-member table:name="7,24" table:display="true" table:show-details="true"/>
                <table:data-pilot-member table:name="7,52" table:display="true" table:show-details="true"/>
                <table:data-pilot-member table:name="7,61" table:display="true" table:show-details="true"/>
                <table:data-pilot-member table:name="7,62" table:display="true" table:show-details="true"/>
                <table:data-pilot-member table:name="7,63" table:display="true" table:show-details="true"/>
                <table:data-pilot-member table:name="7,67" table:display="true" table:show-details="true"/>
                <table:data-pilot-member table:name="7,68" table:display="true" table:show-details="true"/>
                <table:data-pilot-member table:name="7,71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3" table:display="true" table:show-details="true"/>
                <table:data-pilot-member table:name="8,04" table:display="true" table:show-details="true"/>
                <table:data-pilot-member table:name="8,09" table:display="true" table:show-details="true"/>
                <table:data-pilot-member table:name="8,15" table:display="true" table:show-details="true"/>
                <table:data-pilot-member table:name="8,16" table:display="true" table:show-details="true"/>
                <table:data-pilot-member table:name="8,25" table:display="true" table:show-details="true"/>
                <table:data-pilot-member table:name="8,27" table:display="true" table:show-details="true"/>
                <table:data-pilot-member table:name="8,35" table:display="true" table:show-details="true"/>
                <table:data-pilot-member table:name="8,56" table:display="true" table:show-details="true"/>
                <table:data-pilot-member table:name="8,58" table:display="true" table:show-details="true"/>
                <table:data-pilot-member table:name="8,6" table:display="true" table:show-details="true"/>
                <table:data-pilot-member table:name="8,62" table:display="true" table:show-details="true"/>
                <table:data-pilot-member table:name="8,74" table:display="true" table:show-details="true"/>
                <table:data-pilot-member table:name="8,76" table:display="true" table:show-details="true"/>
                <table:data-pilot-member table:name="8,82" table:display="true" table:show-details="true"/>
                <table:data-pilot-member table:name="8,83" table:display="true" table:show-details="true"/>
                <table:data-pilot-member table:name="8,9" table:display="true" table:show-details="true"/>
                <table:data-pilot-member table:name="8,97" table:display="true" table:show-details="true"/>
                <table:data-pilot-member table:name="9" table:display="true" table:show-details="true"/>
                <table:data-pilot-member table:name="9,13" table:display="true" table:show-details="true"/>
                <table:data-pilot-member table:name="9,14" table:display="true" table:show-details="true"/>
                <table:data-pilot-member table:name="9,18" table:display="true" table:show-details="true"/>
                <table:data-pilot-member table:name="9,21" table:display="true" table:show-details="true"/>
                <table:data-pilot-member table:name="9,29" table:display="true" table:show-details="true"/>
                <table:data-pilot-member table:name="9,33" table:display="true" table:show-details="true"/>
                <table:data-pilot-member table:name="9,34" table:display="true" table:show-details="true"/>
                <table:data-pilot-member table:name="9,4" table:display="true" table:show-details="true"/>
                <table:data-pilot-member table:name="9,42" table:display="true" table:show-details="true"/>
                <table:data-pilot-member table:name="9,55" table:display="true" table:show-details="true"/>
                <table:data-pilot-member table:name="9,63" table:display="true" table:show-details="true"/>
                <table:data-pilot-member table:name="9,66" table:display="true" table:show-details="true"/>
                <table:data-pilot-member table:name="9,68" table:display="true" table:show-details="true"/>
                <table:data-pilot-member table:name="9,71" table:display="true" table:show-details="true"/>
                <table:data-pilot-member table:name="9,72" table:display="true" table:show-details="true"/>
                <table:data-pilot-member table:name="9,8" table:display="true" table:show-details="true"/>
                <table:data-pilot-member table:name="9,83" table:display="true" table:show-details="true"/>
                <table:data-pilot-member table:name="9,84" table:display="true" table:show-details="true"/>
                <table:data-pilot-member table:name="9,85" table:display="true" table:show-details="true"/>
                <table:data-pilot-member table:name="9,88" table:display="true" table:show-details="true"/>
                <table:data-pilot-member table:name="9,89" table:display="true" table:show-details="true"/>
                <table:data-pilot-member table:name="9,91" table:display="true" table:show-details="true"/>
                <table:data-pilot-member table:name="9,97" table:display="true" table:show-details="true"/>
                <table:data-pilot-member table:name="10,05" table:display="true" table:show-details="true"/>
                <table:data-pilot-member table:name="10,07" table:display="true" table:show-details="true"/>
                <table:data-pilot-member table:name="10,15" table:display="true" table:show-details="true"/>
                <table:data-pilot-member table:name="10,22" table:display="true" table:show-details="true"/>
                <table:data-pilot-member table:name="10,25" table:display="true" table:show-details="true"/>
                <table:data-pilot-member table:name="10,3" table:display="true" table:show-details="true"/>
                <table:data-pilot-member table:name="10,31" table:display="true" table:show-details="true"/>
                <table:data-pilot-member table:name="10,42" table:display="true" table:show-details="true"/>
                <table:data-pilot-member table:name="10,46" table:display="true" table:show-details="true"/>
                <table:data-pilot-member table:name="10,47" table:display="true" table:show-details="true"/>
                <table:data-pilot-member table:name="10,51" table:display="true" table:show-details="true"/>
                <table:data-pilot-member table:name="10,57" table:display="true" table:show-details="true"/>
                <table:data-pilot-member table:name="10,66" table:display="true" table:show-details="true"/>
                <table:data-pilot-member table:name="10,7" table:display="true" table:show-details="true"/>
                <table:data-pilot-member table:name="10,71" table:display="true" table:show-details="true"/>
                <table:data-pilot-member table:name="10,73" table:display="true" table:show-details="true"/>
                <table:data-pilot-member table:name="10,74" table:display="true" table:show-details="true"/>
                <table:data-pilot-member table:name="10,75" table:display="true" table:show-details="true"/>
                <table:data-pilot-member table:name="10,8" table:display="true" table:show-details="true"/>
                <table:data-pilot-member table:name="10,82" table:display="true" table:show-details="true"/>
                <table:data-pilot-member table:name="10,8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6:58:15.44437343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8:24:31.888582540</dc:date>
    <meta:editing-duration>PT1H8M23S</meta:editing-duration>
    <meta:editing-cycles>2</meta:editing-cycles>
    <meta:generator>LibreOffice/5.4.5.1$Linux_X86_64 LibreOffice_project/40m0$Build-1</meta:generator>
    <meta:document-statistic meta:table-count="2" meta:cell-count="10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22cm" svg:y="0.316cm" chart:style-name="ch2">
          <text:p>NTROW_NTCOL</text:p>
        </chart:title>
        <chart:legend chart:legend-position="end" svg:x="13.992cm" svg:y="3.955cm" style:legend-expansion="high" chart:style-name="ch3"/>
        <chart:plot-area chart:style-name="ch4" table:cell-range-address="'Tabella pivot_Test_1'.A1:'Tabella pivot_Test_1'.A102 'Tabella pivot_Test_1'.B2:'Tabella pivot_Test_1'.B102 'Tabella pivot_Test_1'.C1:'Tabella pivot_Test_1'.C102" chart:data-source-has-labels="row" svg:x="1.33cm" svg:y="1.275cm" svg:width="12.343cm" svg:height="6.57cm">
          <chartooo:coordinate-region svg:x="1.766cm" svg:y="1.474cm" svg:width="11.442cm" svg:height="5.724cm"/>
          <chart:axis chart:dimension="x" chart:name="primary-x" chart:style-name="ch5">
            <chart:title svg:x="7.325cm" svg:y="8.025cm" chart:style-name="ch6">
              <text:p>N</text:p>
            </chart:title>
          </chart:axis>
          <chart:axis chart:dimension="y" chart:name="primary-y" chart:style-name="ch5">
            <chart:title svg:x="0.451cm" svg:y="5.133cm" chart:style-name="ch7">
              <text:p>GFlops</text:p>
            </chart:title>
            <chart:grid chart:style-name="ch8" chart:class="major"/>
          </chart:axis>
          <chart:series chart:style-name="ch9" chart:values-cell-range-address="'Tabella pivot_Test_1'.B3:'Tabella pivot_Test_1'.B102" chart:label-cell-address="'Tabella pivot_Test_1'.B2:'Tabella pivot_Test_1'.B2" chart:class="chart:scatter">
            <chart:domain table:cell-range-address="'Tabella pivot_Test_1'.A3:'Tabella pivot_Test_1'.A102"/>
            <chart:data-point chart:repeated="100"/>
          </chart:series>
          <chart:series chart:style-name="ch10" chart:values-cell-range-address="'Tabella pivot_Test_1'.C3:'Tabella pivot_Test_1'.C102" chart:label-cell-address="'Tabella pivot_Test_1'.C1:'Tabella pivot_Test_1'.C2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1_2</text:p>
                <draw:g>
                  <svg:desc>'Tabella pivot_Test_1'.B2:'Tabella pivot_Test_1'.B2</svg:desc>
                </draw:g>
              </table:table-cell>
              <table:table-cell office:value-type="string">
                <text:p>2_1</text:p>
                <text:list>
                  <text:list-item>
                    <text:p/>
                  </text:list-item>
                  <text:list-item>
                    <text:p>2_1</text:p>
                  </text:list-item>
                </text:list>
                <draw:g>
                  <svg:desc>'Tabella pivot_Test_1'.C1:'Tabella pivot_Test_1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abella pivot_Test_1'.A3:'Tabella pivot_Test_1'.A102</svg:desc>
                </draw:g>
              </table:table-cell>
              <table:table-cell office:value-type="float" office:value="0">
                <text:p>0</text:p>
                <draw:g>
                  <svg:desc>'Tabella pivot_Test_1'.B3:'Tabella pivot_Test_1'.B102</svg:desc>
                </draw:g>
              </table:table-cell>
              <table:table-cell office:value-type="float" office:value="0">
                <text:p>0</text:p>
                <draw:g>
                  <svg:desc>'Tabella pivot_Test_1'.C3:'Tabella pivot_Test_1'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73">
                <text:p>0.7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.13">
                <text:p>1.1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56">
                <text:p>2.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68">
                <text:p>2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73">
                <text:p>3.73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.54">
                <text:p>3.5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.16">
                <text:p>4.1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.65">
                <text:p>4.6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.01">
                <text:p>5.0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.07">
                <text:p>6.0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4.4">
                <text:p>4.4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5.18">
                <text:p>5.18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.18">
                <text:p>2.18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7.52">
                <text:p>7.5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8.15">
                <text:p>8.15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.36">
                <text:p>2.36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.38">
                <text:p>2.3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2.35">
                <text:p>2.35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2.41">
                <text:p>2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2.39">
                <text:p>2.39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2.41">
                <text:p>2.41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2.49">
                <text:p>2.4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.59">
                <text:p>5.59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8.35">
                <text:p>8.35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8.58">
                <text:p>8.58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2.54">
                <text:p>2.54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3.54">
                <text:p>3.5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2.6">
                <text:p>2.6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8.6">
                <text:p>8.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10.31">
                <text:p>10.31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2.71">
                <text:p>2.71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2.67">
                <text:p>2.67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2.76">
                <text:p>2.76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9.71">
                <text:p>9.71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9.14">
                <text:p>9.14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5.57">
                <text:p>5.57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2.8">
                <text:p>2.8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3.98">
                <text:p>3.98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5.71">
                <text:p>5.71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5.7">
                <text:p>5.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5.83">
                <text:p>5.8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0.22">
                <text:p>10.2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5.63">
                <text:p>5.6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5.56">
                <text:p>5.56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2.96">
                <text:p>2.9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2.97">
                <text:p>2.97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3.04">
                <text:p>3.04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3.06">
                <text:p>3.06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3.9">
                <text:p>3.9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5.77">
                <text:p>5.77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3.53">
                <text:p>3.5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4.17">
                <text:p>4.17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4.48">
                <text:p>4.48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5.04">
                <text:p>5.0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5.19">
                <text:p>5.1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5.43">
                <text:p>5.43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3.11">
                <text:p>3.11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3.15">
                <text:p>3.15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3.14">
                <text:p>3.1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4.18">
                <text:p>4.1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3.16">
                <text:p>3.16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3.19">
                <text:p>3.1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3.16">
                <text:p>3.1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3.18">
                <text:p>3.1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9.8">
                <text:p>9.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3.23">
                <text:p>3.2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5.25">
                <text:p>5.25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4.4">
                <text:p>4.4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3.25">
                <text:p>3.2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4.85">
                <text:p>4.85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3.69">
                <text:p>3.69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7.71">
                <text:p>7.7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4.26">
                <text:p>4.26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.32">
                <text:p>3.32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.41">
                <text:p>3.41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.35">
                <text:p>3.3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4.04">
                <text:p>4.04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.39">
                <text:p>3.39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4.17">
                <text:p>4.17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5.33">
                <text:p>5.33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7.52">
                <text:p>7.52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8.09">
                <text:p>8.09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6.66">
                <text:p>6.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5.44">
                <text:p>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5.61">
                <text:p>5.61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3.47">
                <text:p>3.47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7.68">
                <text:p>7.68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.62">
                <text:p>4.6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8.03">
                <text:p>8.0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9.83">
                <text:p>9.8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7.61">
                <text:p>7.6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8.27">
                <text:p>8.27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7.68">
                <text:p>7.6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7.63">
                <text:p>7.63</text:p>
              </table:table-cell>
              <table:table-cell office:value-type="float" office:value="8.82">
                <text:p>8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